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text-properties fo:color="#008000" style:font-name="FreeMono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break-before="page"/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break-before="page"/>
      <style:text-properties fo:color="#008000" style:font-name="FreeMono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FreeMono" fo:font-size="10.5pt" fo:font-weight="bold" officeooo:paragraph-rsid="001c8ee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FreeMono" fo:font-size="10.5pt" fo:font-weight="bold" officeooo:rsid="001c8ee8" officeooo:paragraph-rsid="001c8ee8" style:font-size-asian="10.5pt" style:font-weight-asian="bold" style:font-size-complex="10.5pt" style:font-weight-complex="bold"/>
    </style:style>
    <style:style style:name="P9" style:family="paragraph" style:parent-style-name="Standard">
      <style:text-properties fo:color="#008000" style:font-name="FreeMono" fo:font-size="10.5pt" fo:font-weight="bold" officeooo:paragraph-rsid="001c8ee8" style:font-size-asian="10.5pt" style:font-weight-asian="bold" style:font-size-complex="10.5pt" style:font-weight-complex="bold"/>
    </style:style>
    <style:style style:name="T1" style:family="text">
      <style:text-properties fo:color="#0000ff"/>
    </style:style>
    <style:style style:name="T2" style:family="text">
      <style:text-properties fo:color="#008000"/>
    </style:style>
    <style:style style:name="T3" style:family="text">
      <style:text-properties officeooo:rsid="001b0e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iostream&gt;</text:p>
      <text:p text:style-name="P1"/>
      <text:p text:style-name="P1">int main() {</text:p>
      <text:p text:style-name="P1"><text:s text:c="4"/>while(std::cin) {</text:p>
      <text:p text:style-name="P1"/>
      <text:p text:style-name="P1"><text:s text:c="8"/><text:span text:style-name="T1">// Creating a string of repeating characters</text:span></text:p>
      <text:p text:style-name="P1"><text:s text:c="8"/>std::string s(40, '='); </text:p>
      <text:p text:style-name="P1"><text:s text:c="8"/>std::cout &lt;&lt; s &lt;&lt; "\nEnter any string (Ctrl-d to exit): ";</text:p>
      <text:p text:style-name="P1"><text:s text:c="8"/>std::getline(std::cin, s);</text:p>
      <text:p text:style-name="P1"><text:s text:c="8"/>if(!std::cin) break;</text:p>
      <text:p text:style-name="P1"/>
      <text:p text:style-name="P1"><text:s text:c="8"/><text:span text:style-name="T1">// Calculating the string size (also called length)</text:span></text:p>
      <text:p text:style-name="P1"><text:s text:c="8"/>std::cout &lt;&lt; "\nLength: " &lt;&lt; s.size()</text:p>
      <text:p text:style-name="P1"><text:s text:c="18"/>&lt;&lt; " of " <text:s text:c="4"/>&lt;&lt; s.max_size() &lt;&lt; "\n\n"; // or s.length()</text:p>
      <text:p text:style-name="P1"/>
      <text:p text:style-name="P1"><text:s text:c="8"/><text:span text:style-name="T1">// Iterating over each char in the string</text:span></text:p>
      <text:p text:style-name="P1"><text:s text:c="8"/>std::cout &lt;&lt; "Iteration:\n";</text:p>
      <text:p text:style-name="P1"><text:s text:c="8"/>for(char c : s) std::cout &lt;&lt; c &lt;&lt; ' ';</text:p>
      <text:p text:style-name="P1"><text:s text:c="8"/>std::cout &lt;&lt; "\n\n";</text:p>
      <text:p text:style-name="P1"/>
      <text:p text:style-name="P1"><text:s text:c="8"/><text:span text:style-name="T1">// Extracting substrings using the string constructor</text:span></text:p>
      <text:p text:style-name="P1"><text:s text:c="8"/>std::cout &lt;&lt; "Substrings:\n\n";</text:p>
      <text:p text:style-name="P1"><text:s text:c="8"/>if (s.size() &gt; 3) {</text:p>
      <text:p text:style-name="P1"><text:s text:c="12"/>std::string sl{s, 0, s.size()/2}; // left side of the string</text:p>
      <text:p text:style-name="P1"><text:s text:c="12"/>std::string sr{s, s.size()/2}; // right side of the string</text:p>
      <text:p text:style-name="P1"><text:s text:c="12"/>std::cout &lt;&lt; sl &lt;&lt; ".." &lt;&lt; sr &lt;&lt; '\n';</text:p>
      <text:p text:style-name="P1"><text:s text:c="12"/>for(int i=0, l=s.size() ; i&lt;=s.size()/2; ++i, l -= 2)</text:p>
      <text:p text:style-name="P1"><text:s text:c="16"/>std::cout &lt;&lt; std::string(i+1, ' ')</text:p>
      <text:p text:style-name="P1"><text:s text:c="26"/>&lt;&lt; std::string(s, i, l) &lt;&lt; '\n';</text:p>
      <text:p text:style-name="P1"><text:s text:c="8"/>}</text:p>
      <text:p text:style-name="P1"><text:s text:c="8"/>std::cout &lt;&lt; '\n';</text:p>
      <text:p text:style-name="P1"/>
      <text:p text:style-name="P1"><text:s text:c="8"/><text:span text:style-name="T1">// Converting to and from C-style strings</text:span></text:p>
      <text:p text:style-name="P1"><text:s text:c="8"/>std::cout &lt;&lt; "As a C-style string: " &lt;&lt; s.c_str() &lt;&lt; '\n';</text:p>
      <text:p text:style-name="P1"><text:s text:c="8"/>const char* cp = "I'm a C-style string!"; <text:s/>// the const is required</text:p>
      <text:p text:style-name="P1"><text:s text:c="8"/>std::string sc{cp};</text:p>
      <text:p text:style-name="P1"><text:s text:c="8"/>std::cout &lt;&lt; "Converted from a C-style string: " &lt;&lt; sc &lt;&lt; "\n\n";</text:p>
      <text:p text:style-name="P1"/>
      <text:p text:style-name="P1"><text:s text:c="8"/><text:span text:style-name="T1">// Appending a string and a repeated char</text:span></text:p>
      <text:p text:style-name="P1"><text:s text:c="8"/>s.append(" - so there");</text:p>
      <text:p text:style-name="P1"><text:s text:c="8"/>s.append(20, '!');</text:p>
      <text:p text:style-name="P1"><text:s text:c="8"/>std::cout &lt;&lt; "Appending: " &lt;&lt; s &lt;&lt; "\n\n";</text:p>
      <text:p text:style-name="P1"/>
      <text:p text:style-name="P1"><text:s text:c="8"/><text:span text:style-name="T1">// Inserting strings or chars inside a string</text:span></text:p>
      <text:p text:style-name="P1"><text:s text:c="8"/>s.insert(0, 5, '&gt;');</text:p>
      <text:p text:style-name="P1"><text:s text:c="8"/>for(int i=(s.length()/10)*10; i&gt;0; i-=10) {</text:p>
      <text:p text:style-name="P1"><text:s text:c="12"/>std::string marker = '[' + std::to_string(i) + ']';</text:p>
      <text:p text:style-name="P1"><text:s text:c="12"/>s.insert(i, marker);</text:p>
      <text:p text:style-name="P1"><text:s text:c="8"/>}</text:p>
      <text:p text:style-name="P1"><text:s text:c="8"/>std::cout &lt;&lt; "Inserting: " &lt;&lt; s &lt;&lt; "\n\n";</text:p>
      <text:p text:style-name="P1"/>
      <text:p text:style-name="P1"><text:s text:c="8"/><text:span text:style-name="T1">// Flush the STDOUT buffer before asking for another string</text:span></text:p>
      <text:p text:style-name="P1"><text:s text:c="8"/>std::cout.flush();</text:p>
      <text:p text:style-name="P1"><text:s text:c="4"/>}</text:p>
      <text:p text:style-name="P1"><text:s text:c="4"/>std::cout &lt;&lt; std::endl;</text:p>
      <text:p text:style-name="P1">}</text:p>
      <text:p text:style-name="P3">#include &lt;iostream&gt;</text:p>
      <text:p text:style-name="P1"/>
      <text:p text:style-name="P1">int main() {</text:p>
      <text:p text:style-name="P1"><text:s text:c="4"/>std::string s;</text:p>
      <text:p text:style-name="P1"><text:s text:c="4"/>std::cout &lt;&lt; "Enter an int: ";</text:p>
      <text:p text:style-name="P1"><text:s text:c="4"/>std::cin &gt;&gt; s;</text:p>
      <text:p text:style-name="P1"><text:s text:c="4"/>int i = stoi(s);</text:p>
      <text:p text:style-name="P1"><text:s text:c="4"/>std::cout &lt;&lt; "You entered: " &lt;&lt; i &lt;&lt; std::endl;</text:p>
      <text:p text:style-name="P5">}</text:p>
      <text:p text:style-name="P1">int main() {</text:p>
      <text:p text:style-name="P1"><text:s text:c="4"/>std::string s;</text:p>
      <text:p text:style-name="P1"><text:s text:c="4"/>std::cout &lt;&lt; "Enter an int: ";</text:p>
      <text:p text:style-name="P1"><text:s text:c="4"/>std::cin &gt;&gt; s;</text:p>
      <text:p text:style-name="P1"><text:s text:c="4"/><text:span text:style-name="T2">try {</text:span></text:p>
      <text:p text:style-name="P1"><text:s text:c="8"/>int i = stoi(s);</text:p>
      <text:p text:style-name="P1"><text:s text:c="8"/>std::cout &lt;&lt; "You entered: " &lt;&lt; i &lt;&lt; std::endl;</text:p>
      <text:p text:style-name="P1"><text:s text:c="2"/><text:span text:style-name="T2"><text:s text:c="2"/>} catch (std::exception e) {</text:span></text:p>
      <text:p text:style-name="P2"><text:s text:c="8"/>std::cerr &lt;&lt; "Exception: " &lt;&lt; e.what() &lt;&lt; std::endl;</text:p>
      <text:p text:style-name="P2"><text:s text:c="4"/>}</text:p>
      <text:p text:style-name="P5">}</text:p>
      <text:p text:style-name="P1"><text:s text:c="4"/>} catch (std::<text:span text:style-name="T2">invalid_argument</text:span> e) {</text:p>
      <text:p text:style-name="P1"><text:s text:c="8"/>std::cerr &lt;&lt; "Exception: " &lt;&lt; e.what() &lt;&lt; std::endl;</text:p>
      <text:p text:style-name="P5"><text:s text:c="4"/><text:span text:style-name="T3">}</text:span></text:p>
      <text:p text:style-name="P1"><text:s text:c="4"/>} catch (std::invalid_argument e) {</text:p>
      <text:p text:style-name="P1"><text:s text:c="8"/>std::cerr &lt;&lt; "Exception: " &lt;&lt; e.what() &lt;&lt; std::endl;</text:p>
      <text:p text:style-name="P1"><text:s text:c="8"/><text:span text:style-name="T2">throw;</text:span></text:p>
      <text:p text:style-name="P5"><text:s text:c="4"/><text:span text:style-name="T3">}</text:span></text:p>
      <text:p text:style-name="P1"><text:s text:c="4"/>} catch (<text:span text:style-name="T2">std::exception&amp; e</text:span>) { // Note the &amp;</text:p>
      <text:p text:style-name="P1"><text:s text:c="8"/>std::cerr &lt;&lt; "Exception: " &lt;&lt; e.what() &lt;&lt; std::endl;</text:p>
      <text:p text:style-name="P1"><text:s text:c="8"/>throw;</text:p>
      <text:p text:style-name="P5"><text:s text:c="4"/>}</text:p>
      <text:p text:style-name="P1"><text:s text:c="4"/>} catch (std::exception&amp; e) { // Note the &amp;</text:p>
      <text:p text:style-name="P1"><text:s text:c="8"/>std::cerr &lt;&lt; "Exception: " &lt;&lt; e.what() &lt;&lt; std::endl;</text:p>
      <text:p text:style-name="P1"><text:s text:c="8"/><text:span text:style-name="T2">throw std::runtime_error{"Program failed with "<text:line-break/> <text:s text:c="31"/>+ std::string{e.what()}};</text:span></text:p>
      <text:p text:style-name="P5"><text:s text:c="4"/>}</text:p>
      <text:p text:style-name="P1"/>
      <text:p text:style-name="P8">Continued on next page</text:p>
      <text:p text:style-name="P4">void rot13(std::string&amp; s) {</text:p>
      <text:p text:style-name="P2"><text:s text:c="4"/>std::string key = "nopqrstuvwxyzabcdefghijklm";</text:p>
      <text:p text:style-name="P2"/>
      <text:p text:style-name="P9"><text:s text:c="4"/>for(char&amp; c : s) {</text:p>
      <text:p text:style-name="P9"><text:s text:c="7"/>if(c == ' ') continue;</text:p>
      <text:p text:style-name="P9"><text:s text:c="7"/>if(!isalpha(c)) throw std::runtime_error{"Invalid char: "</text:p>
      <text:p text:style-name="P9"><text:s text:c="47"/>+ std::string{c}};</text:p>
      <text:p text:style-name="P9"><text:s text:c="7"/>if(islower(c)) c = key[c-'a'];</text:p>
      <text:p text:style-name="P9"><text:s text:c="7"/>else c = toupper(key[tolower(c)-'a']);</text:p>
      <text:p text:style-name="P9"><text:s text:c="4"/>}}</text:p>
      <text:p text:style-name="P1"/>
      <text:p text:style-name="P1">int main() {</text:p>
      <text:p text:style-name="P1"><text:s text:c="4"/>std::string s;</text:p>
      <text:p text:style-name="P2"><text:s text:c="4"/>std::cout &lt;&lt; "Enter a string: ";</text:p>
      <text:p text:style-name="P2"><text:s text:c="4"/>std::getline(std::cin, s);</text:p>
      <text:p text:style-name="P1"><text:s text:c="4"/>try {</text:p>
      <text:p text:style-name="P2"><text:s text:c="8"/>rot13(s);</text:p>
      <text:p text:style-name="P2"><text:s text:c="8"/>std::cout &lt;&lt; s &lt;&lt; std::endl;</text:p>
      <text:p text:style-name="P1"><text:s text:c="4"/>} catch (std::exception&amp; e) { </text:p>
      <text:p text:style-name="P1"><text:s text:c="8"/>std::cerr &lt;&lt; "Exception: " &lt;&lt; e.what() &lt;&lt; std::endl;</text:p>
      <text:p text:style-name="P1"><text:s text:c="4"/>}</text:p>
      <text:p text:style-name="P5">}</text:p>
      <text:p text:style-name="P2">class Bad_char : public std::exception {</text:p>
      <text:p text:style-name="P2"><text:s text:c="2"/>public:</text:p>
      <text:p text:style-name="P2"><text:s text:c="4"/>Bad_char(std::string s, char c) {</text:p>
      <text:p text:style-name="P2"><text:s text:c="8"/>msg = <text:s/>"Bad character " + std::string{c} + " in " + s;</text:p>
      <text:p text:style-name="P2"><text:s text:c="4"/>}</text:p>
      <text:p text:style-name="P2"><text:s text:c="4"/>const char* what() const noexcept override {</text:p>
      <text:p text:style-name="P2"><text:s text:c="8"/>return msg.c_str();</text:p>
      <text:p text:style-name="P2"><text:s text:c="4"/>}</text:p>
      <text:p text:style-name="P2"><text:s text:c="2"/>private:</text:p>
      <text:p text:style-name="P2"><text:s text:c="4"/>std::string msg;</text:p>
      <text:p text:style-name="P2">};</text:p>
      <text:p text:style-name="P1"/>
      <text:p text:style-name="P1">void rot13(std::string&amp; s) {</text:p>
      <text:p text:style-name="P1"><text:s text:c="4"/>std::string key = "nopqrstuvwxyzabcdefghijklm";</text:p>
      <text:p text:style-name="P1"/>
      <text:p text:style-name="P1"><text:s text:c="4"/>for(char&amp; c : s) {</text:p>
      <text:p text:style-name="P1"><text:s text:c="7"/>if(c == ' ') continue;</text:p>
      <text:p text:style-name="P7"><text:s text:c="7"/>if(!isalpha(c)) <text:span text:style-name="T2">throw Bad_char{s, c};</text:span></text:p>
      <text:p text:style-name="P1"><text:s text:c="7"/>if(islower(c)) c = key[c-'a'];</text:p>
      <text:p text:style-name="P1"><text:s text:c="7"/>else c = toupper(key[tolower(c)-'a']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06:30:09.157169169</meta:creation-date>
    <dc:date>2020-04-24T17:16:19.306031912</dc:date>
    <meta:editing-duration>PT40M5S</meta:editing-duration>
    <meta:editing-cycles>3</meta:editing-cycles>
    <meta:generator>LibreOffice/6.2.8.2$Linux_X86_64 LibreOffice_project/20$Build-2</meta:generator>
    <dc:creator>George Rice</dc:creator>
    <meta:document-statistic meta:table-count="0" meta:image-count="0" meta:object-count="0" meta:page-count="3" meta:paragraph-count="122" meta:word-count="559" meta:character-count="4156" meta:non-whitespace-character-count="2908"/>
  </office:meta>
</office:document-meta>
</file>